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cm"/>
    </style:style>
    <style:style style:name="co2" style:family="table-column">
      <style:table-column-properties fo:break-before="auto" style:column-width="6.316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1.5pt solid #0000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ègle de calcu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_num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 integer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er_nom</text:p>
          </table:table-cell>
          <table:table-cell table:style-name="ce2" office:value-type="string" calcext:value-type="string">
            <text:p>nom de personne dans la databas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er_prenom</text:p>
          </table:table-cell>
          <table:table-cell table:style-name="ce2" office:value-type="string" calcext:value-type="string">
            <text:p>prenom de la personn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er_adress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cchar(255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er_ville</text:p>
          </table:table-cell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ro_num</text:p>
          </table:table-cell>
          <table:table-cell table:style-name="ce2" office:value-type="string" calcext:value-type="string">
            <text:p>id du groupe de gars</text:p>
          </table:table-cell>
          <table:table-cell table:style-name="ce2" office:value-type="string" calcext:value-type="string">
            <text:p>ind intege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ro_libelle</text:p>
          </table:table-cell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TEXT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2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Les clelfs primaires sont dans les tables et misent sous forme de relation entre les deux entités.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Les clefs étrangères sont la relation du milieu qui n’est pas une table.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REATE DATABASE EXO 1 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REATE TABLE personne(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er_num INT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er_nom VARCHAR(255)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er_prenom VARCHAR(255)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er_adresse VARCHAR(255)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er_ville VARCHAR(255)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RIMARY KEY(per_nu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EATE TABLE groupe(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gro_num INT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gro_libelle VARCHAR(255)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RIMARY KEY(gro_nu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EATE TABLE Asso_1(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er_num INT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gro_num INT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PRIMARY KEY(per_num, gro_num)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FOREIGN KEY(per_num) REFERENCES personne(per_num),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3"/>FOREIGN KEY(gro_num) REFERENCES groupe(gro_num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time-style style:name="N142">
      <number:minutes number:style="long"/>
      <number:text>:</number:text>
      <number:seconds number:style="long" number:decimal-places="1"/>
    </number:time-style>
    <number:date-style style:name="N113">
      <number:day number:style="long"/>
      <number:text>-</number:text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0:41.072550801</meta:creation-date>
    <dc:date>2022-09-26T13:06:23.150949173</dc:date>
    <meta:editing-duration>PT9M21S</meta:editing-duration>
    <meta:editing-cycles>3</meta:editing-cycles>
    <meta:generator>LibreOffice/7.3.5.2$Linux_X86_64 LibreOffice_project/30$Build-2</meta:generator>
    <meta:document-statistic meta:table-count="1" meta:cell-count="49" meta:object-count="0"/>
  </office:meta>
</office:document-meta>
</file>